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inherit" svg:font-family="inherit"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list-style-name="L1">
      <style:text-properties fo:font-size="14pt" fo:font-weight="bold" style:font-size-asian="14pt" style:font-weight-asian="bold" style:font-size-complex="14pt" style:font-weight-complex="bold"/>
    </style:style>
    <style:style style:name="P3" style:family="paragraph" style:parent-style-name="Standard" style:list-style-name="L1">
      <style:paragraph-properties fo:margin-top="0in" fo:margin-bottom="0.3335in" style:line-height-at-least="0.3335in"/>
      <style:text-properties fo:color="#800000" style:font-name="inherit" fo:font-size="15pt" fo:font-weight="bold" style:font-name-asian="Times New Roman1" style:font-size-asian="15pt" style:font-weight-asian="bold" style:font-name-complex="Times New Roman1" style:font-size-complex="15pt" style:font-weight-complex="bold"/>
    </style:style>
    <style:style style:name="P4" style:family="paragraph" style:parent-style-name="Standard" style:list-style-name="L1">
      <style:paragraph-properties fo:margin-top="0in" fo:margin-bottom="0.3335in" style:line-height-at-least="0.3335in"/>
      <style:text-properties fo:color="#800000" style:font-name="inherit" fo:font-size="13.5pt" fo:font-weight="bold" style:font-name-asian="Times New Roman1" style:font-size-asian="13.5pt" style:font-weight-asian="bold" style:font-name-complex="Times New Roman1" style:font-size-complex="13.5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FT</text:p>
      <text:p text:style-name="P1">Interview Questions</text:p>
      <text:p text:style-name="P1"/>
      <text:list xml:id="list1197108195137209736" text:style-name="L1">
        <text:list-item>
          <text:p text:style-name="P2">What are the Advantages of Automation?</text:p>
        </text:list-item>
        <text:list-item>
          <text:p text:style-name="P2">When do you choose Automation?</text:p>
        </text:list-item>
        <text:list-item>
          <text:p text:style-name="P2">What are the Recording mode in UFT?</text:p>
        </text:list-item>
        <text:list-item>
          <text:p text:style-name="P2">When do you use Low Level recording?</text:p>
        </text:list-item>
        <text:list-item>
          <text:p text:style-name="P3">What do you mean by standard and custom objects?</text:p>
        </text:list-item>
        <text:list-item>
          <text:p text:style-name="P4">What the different checkpoints in UFT?</text:p>
        </text:list-item>
        <text:list-item>
          <text:p text:style-name="P4"><text:s/>Do you use checkpoints in your project?</text:p>
        </text:list-item>
        <text:list-item>
          <text:p text:style-name="P4">How do you validate any property of a Runtime Object?</text:p>
        </text:list-item>
        <text:list-item>
          <text:p text:style-name="P4">How do you fetch a property of a test object from the script during runtime?</text:p>
        </text:list-item>
        <text:list-item>
          <text:p text:style-name="P4"><text:s/>How do you fetch all the properties of a test object from the script during runtime?</text:p>
        </text:list-item>
        <text:list-item>
          <text:p text:style-name="P4">When a property of an object is changed on the modified build or what if more than object have more than one objects have similar properties due to which the script is failing, how do you handle this situation during runtime without changing the configuration of object identification.</text:p>
        </text:list-item>
        <text:list-item>
          <text:p text:style-name="P4"><text:s/>How do you check the availability of an object on the application during runtime?</text:p>
        </text:list-item>
        <text:list-item>
          <text:p text:style-name="P4"><text:s/>How do you minimize a window or screen or page?</text:p>
        </text:list-item>
        <text:list-item>
          <text:p text:style-name="P4"><text:soft-page-break/>How do you maximize a window or screen or page?</text:p>
        </text:list-item>
        <text:list-item>
          <text:p text:style-name="P4">How do you open a window or screen or page, which is minimized in the launch bar?</text:p>
        </text:list-item>
        <text:list-item>
          <text:p text:style-name="P4">How do you move a window or screen or page?</text:p>
        </text:list-item>
        <text:list-item>
          <text:p text:style-name="P4">How do we get the count of items in a List or a Combo box?</text:p>
        </text:list-item>
        <text:list-item>
          <text:p text:style-name="P4">How do we fetch a specific item from a List or a Combo box?</text:p>
          <text:p text:style-name="P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inherit" svg:font-family="inherit"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27T15:39:47.53</meta:creation-date>
    <meta:editing-duration>PT1H26M57S</meta:editing-duration>
    <meta:editing-cycles>7</meta:editing-cycles>
    <meta:generator>OpenOffice/4.1.3$Win32 OpenOffice.org_project/413m1$Build-9783</meta:generator>
    <dc:date>2017-04-28T12:49:16.42</dc:date>
    <meta:document-statistic meta:table-count="0" meta:image-count="0" meta:object-count="0" meta:page-count="2" meta:paragraph-count="20" meta:word-count="247" meta:character-count="1249"/>
  </office:meta>
</office:document-meta>
</file>